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3"/>
          <table:table-cell table:style-name="ce23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3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2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3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7"/>
          <table:table-cell table:style-name="ce19"/>
          <table:table-cell table:style-name="ce17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7"/>
          <table:table-cell table:style-name="ce19"/>
          <table:table-cell table:style-name="ce17"/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7"/>
          <table:table-cell table:style-name="ce19"/>
          <table:table-cell table:style-name="ce17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7"/>
          <table:table-cell table:style-name="ce19" office:value-type="string" calcext:value-type="string">
            <text:p>X</text:p>
          </table:table-cell>
          <table:table-cell table:style-name="ce17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7"/>
          <table:table-cell table:style-name="ce19"/>
          <table:table-cell table:style-name="ce17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0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6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14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8T07:26:11.708519770</dc:date>
    <meta:editing-duration>P10DT2H24M42S</meta:editing-duration>
    <meta:editing-cycles>40</meta:editing-cycles>
    <meta:document-statistic meta:table-count="1" meta:cell-count="843" meta:object-count="0"/>
  </office:meta>
</office:document-meta>
</file>